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2" svg:stroke-width="0.152cm" svg:stroke-color="#000000" draw:marker-start="" draw:marker-start-width="0.527cm" draw:marker-start-center="false" draw:marker-end="" draw:marker-end-width="0.527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solid" draw:stroke-dash="Dash_20_2" svg:stroke-width="0.254cm" svg:stroke-color="#000000" draw:marker-start="" draw:marker-start-width="0.679cm" draw:marker-start-center="false" draw:marker-end="" draw:marker-end-width="0.679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5cm" fo:padding-bottom="0.25cm" fo:padding-left="0.375cm" fo:padding-right="0.3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762cm" svg:stroke-color="#0000ff" draw:marker-start="" draw:marker-start-width="1.034cm" draw:marker-end="" draw:marker-end-width="1.034cm" draw:fill="none" draw:textarea-horizontal-align="center" draw:textarea-vertical-align="middle" fo:padding-top="0.501cm" fo:padding-bottom="0.501cm" fo:padding-left="0.626cm" fo:padding-right="0.626cm"/>
    </style:style>
    <style:style style:name="gr6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7" style:family="graphic" style:parent-style-name="standard">
      <style:graphic-properties svg:stroke-width="0cm" svg:stroke-color="#0000ff" draw:marker-start-width="0.2cm" draw:marker-end-width="0.2cm" draw:fill="solid" draw:fill-color="#0000ff" draw:textarea-horizontal-align="justify" draw:textarea-vertical-align="middle" draw:auto-grow-height="false" fo:padding-top="0.125cm" fo:padding-bottom="0.125cm" fo:padding-left="0.25cm" fo:padding-right="0.25cm"/>
    </style:style>
    <style:style style:name="gr8" style:family="graphic" style:parent-style-name="standard">
      <style:graphic-properties svg:stroke-color="#0000ff" draw:fill="solid" draw:fill-color="#0000ff" draw:textarea-horizontal-align="justify" draw:textarea-vertical-align="middle" draw:auto-grow-height="false"/>
    </style:style>
    <style:style style:name="gr9" style:family="graphic" style:parent-style-name="standard" style:list-style-name="L1">
      <style:graphic-properties draw:stroke="solid" draw:stroke-dash="Dash_20_2" svg:stroke-width="0.152cm" svg:stroke-color="#000000" draw:marker-start="" draw:marker-start-width="0.527cm" draw:marker-start-center="false" draw:marker-end="" draw:marker-end-width="0.527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>
      <style:graphic-properties svg:stroke-width="0.203cm" draw:marker-start-width="0.579cm" draw:marker-end-width="0.579cm" draw:fill="solid" draw:fill-color="#ffff00" draw:textarea-horizontal-align="justify" draw:textarea-vertical-align="middle" draw:auto-grow-height="false" fo:padding-top="0.225cm" fo:padding-bottom="0.225cm" fo:padding-left="0.35cm" fo:padding-right="0.35cm"/>
    </style:style>
    <style:style style:name="gr11" style:family="graphic" style:parent-style-name="standard">
      <style:graphic-properties svg:stroke-width="0.254cm" draw:marker-start-width="0.579cm" draw:marker-end-width="0.579cm" draw:fill="solid" draw:fill-color="#ffffff" draw:textarea-horizontal-align="justify" draw:textarea-vertical-align="middle" draw:auto-grow-height="false" fo:padding-top="0.25cm" fo:padding-bottom="0.25cm" fo:padding-left="0.375cm" fo:padding-right="0.375cm"/>
    </style:style>
    <style:style style:name="gr12" style:family="graphic" style:parent-style-name="standard" style:list-style-name="L1">
      <style:graphic-properties draw:stroke="solid" draw:stroke-dash="Dash_20_2" svg:stroke-width="0.254cm" svg:stroke-color="#000000" draw:marker-start="" draw:marker-start-width="0.679cm" draw:marker-start-center="false" draw:marker-end="" draw:marker-end-width="0.679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5cm" fo:padding-bottom="0.25cm" fo:padding-left="0.375cm" fo:padding-right="0.3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objectwithoutfill">
      <style:graphic-properties svg:stroke-width="0.762cm" svg:stroke-color="#0000ff" draw:marker-start-width="1.034cm" draw:marker-end-width="1.034cm" draw:fill="none" draw:textarea-horizontal-align="center" draw:textarea-vertical-align="middle" fo:padding-top="0.501cm" fo:padding-bottom="0.501cm" fo:padding-left="0.626cm" fo:padding-right="0.626cm"/>
    </style:style>
    <style:style style:name="gr14" style:family="graphic" style:parent-style-name="objectwithoutfill">
      <style:graphic-properties svg:stroke-width="0.356cm" svg:stroke-color="#ff3366" draw:marker-start-width="0.731cm" draw:marker-end-width="0.731cm" draw:fill="none" draw:textarea-horizontal-align="center" draw:textarea-vertical-align="middle" fo:padding-top="0.3cm" fo:padding-bottom="0.3cm" fo:padding-left="0.425cm" fo:padding-right="0.425cm"/>
    </style:style>
    <style:style style:name="gr15" style:family="graphic" style:parent-style-name="objectwithoutfill">
      <style:graphic-properties svg:stroke-width="0.305cm" draw:marker-start-width="0.352cm" draw:marker-end-width="0.352cm" draw:fill="none" draw:textarea-horizontal-align="center" draw:textarea-vertical-align="middle" fo:padding-top="0.276cm" fo:padding-bottom="0.276cm" fo:padding-left="0.401cm" fo:padding-right="0.401cm"/>
    </style:style>
    <style:style style:name="gr16" style:family="graphic" style:parent-style-name="objectwithoutfill">
      <style:graphic-properties svg:stroke-width="0.254cm" draw:marker-start-width="0.579cm" draw:marker-end-width="0.579cm" draw:fill="none" draw:textarea-horizontal-align="center" draw:textarea-vertical-align="middle" fo:padding-top="0.25cm" fo:padding-bottom="0.25cm" fo:padding-left="0.375cm" fo:padding-right="0.3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1cm" fo:min-width="1.604cm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Nimbus Sans L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color="#808080" fo:font-size="12pt" style:font-size-asian="12pt" style:font-size-complex="12pt"/>
    </style:style>
    <style:style style:name="T1" style:family="text">
      <style:text-properties fo:color="#808080"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852cm" svg:height="6.979cm" draw:transform="skewX (-0.000349065850398773) rotate (0.632332787997426) translate (3.754cm 14.681cm)">
          <text:p/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g>
          <draw:custom-shape draw:style-name="gr2" draw:text-style-name="P1" draw:layer="layout" svg:width="9.763cm" svg:height="8.677cm" draw:transform="skewX (0.000174532925199449) rotate (0.632332787997426) translate (1.013cm 6.732cm)">
            <text:p/>
            <draw:enhanced-geometry svg:viewBox="0 0 21600 21600" draw:mirror-vertical="true" draw:mirror-horizontal="false" draw:glue-points="10800 0 3160 3160 0 10800 3160 18440 10800 21600 18440 18440 21600 10800 18440 3160" draw:text-areas="3200 3200 18400 18400" draw:type="ellipse"/>
          </draw:custom-shape>
          <draw:custom-shape draw:style-name="gr3" draw:text-style-name="P2" draw:layer="layout" svg:width="3.826cm" svg:height="4.334cm" draw:transform="skewX (0.000174532925199445) rotate (-0.687310659436424) translate (9.444cm 4.116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4" draw:text-style-name="P2" draw:layer="layout" svg:width="3.826cm" svg:height="4.334cm" draw:transform="skewX (0.000174532925199445) rotate (-0.687310659436424) translate (8.761cm 3.947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path draw:style-name="gr5" draw:text-style-name="P2" draw:layer="layout" svg:width="4.754cm" svg:height="6.619cm" svg:x="4.44cm" svg:y="3.92cm" svg:viewBox="0 0 4755 6620" svg:d="m4754 6620c-1316-877-3132-1556-3910-2722-581-871-1240-1211-546-2069 661-813 1032-1684 1954-1829 1036 137 1841 230 2503 1382-75 678 154 2103-726 2783l-1518 845">
            <text:p/>
          </draw:path>
          <draw:custom-shape draw:style-name="gr6" draw:text-style-name="P2" draw:layer="layout" svg:width="2.722cm" svg:height="2.675cm" svg:x="5.603cm" svg:y="5.05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7" draw:text-style-name="P2" draw:layer="layout" svg:width="1.319cm" svg:height="1.346cm" draw:transform="skewX (-0.000698131700797657) rotate (-0.687310659436424) translate (7.06cm 5.694cm)">
            <text:p/>
            <draw:enhanced-geometry svg:viewBox="0 0 21600 21600" draw:mirror-horizontal="true" draw:mirror-vertical="false" draw:glue-points="10800 0 3160 3160 0 10800 3160 18440 10800 21600 18440 18440 21600 10800 18440 3160" draw:text-areas="3200 3200 18400 18400" draw:type="ellipse"/>
          </draw:custom-shape>
          <draw:path draw:style-name="gr5" draw:text-style-name="P2" draw:layer="layout" svg:width="5.214cm" svg:height="6.591cm" svg:x="4.095cm" svg:y="4.036cm" svg:viewBox="0 0 5215 6592" svg:d="m5215 6592c-1316-878-3307-878-4086-2045-581-871-1589-1991-894-2849 634-1008 1440-1698 2448-1698 1037 137 2106 538 2359 1353-74 678 67 1749-813 2429l-1431 1139">
            <text:p/>
          </draw:path>
          <draw:custom-shape draw:style-name="gr8" draw:text-style-name="P2" draw:layer="layout" svg:width="0.669cm" svg:height="1.63cm" draw:transform="skewX (0.00244346095279161) rotate (1.0471975511964) translate (8.325cm 10.444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</draw:g>
        <draw:custom-shape draw:style-name="gr9" draw:text-style-name="P1" draw:layer="layout" svg:width="7.849cm" svg:height="6.982cm" draw:transform="skewX (-0.000174532925199411) rotate (0.632332787997426) translate (14.013cm 14.71cm)">
          <text:p/>
          <draw:enhanced-geometry svg:viewBox="0 0 21600 21600" draw:mirror-horizontal="false" draw:mirror-vertical="true" draw:glue-points="10800 0 3160 3160 0 10800 3160 18440 10800 21600 18440 18440 21600 10800 18440 3160" draw:text-areas="3200 3200 18400 18400" draw:type="ellipse"/>
        </draw:custom-shape>
        <draw:custom-shape draw:style-name="gr10" draw:text-style-name="P2" draw:layer="layout" svg:width="7.316cm" svg:height="5.85cm" svg:x="10.397cm" svg:y="9.415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1" draw:text-style-name="P2" draw:layer="layout" svg:width="2.927cm" svg:height="2.925cm" svg:x="10.085cm" svg:y="9.379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g>
          <draw:custom-shape draw:style-name="gr12" draw:text-style-name="P1" draw:layer="layout" svg:width="9.699cm" svg:height="8.622cm" draw:transform="skewX (0.000174532925199473) rotate (0.632332787997426) translate (14.015cm 6.932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3" draw:text-style-name="P2" draw:layer="layout" svg:width="3.8cm" svg:height="4.311cm" draw:transform="rotate (-0.687310659436424) translate (22.028cm 5.257cm)">
            <text:p/>
            <draw:enhanced-geometry svg:viewBox="0 0 21600 21600" draw:mirror-horizontal="true" draw:mirror-vertical="false" draw:glue-points="10800 0 3160 3160 0 10800 3160 18440 10800 21600 18440 18440 21600 10800 18440 3160" draw:text-areas="3200 3200 18400 18400" draw:type="ellipse"/>
          </draw:custom-shape>
          <draw:custom-shape draw:style-name="gr4" draw:text-style-name="P2" draw:layer="layout" svg:width="3.799cm" svg:height="4.309cm" draw:transform="skewX (-0.000872664625996997) rotate (-0.687310659436424) translate (21.351cm 5.26cm)">
            <text:p/>
            <draw:enhanced-geometry svg:viewBox="0 0 21600 21600" draw:mirror-horizontal="true" draw:mirror-vertical="false" draw:glue-points="10800 0 3160 3160 0 10800 3160 18440 10800 21600 18440 18440 21600 10800 18440 3160" draw:text-areas="3200 3200 18400 18400" draw:type="ellipse"/>
          </draw:custom-shape>
          <draw:path draw:style-name="gr13" draw:text-style-name="P2" draw:layer="layout" svg:width="6.278cm" svg:height="5.861cm" draw:transform="rotate (3.1415926535892) translate (23.7264722895884cm 10.3539654170619cm)" svg:viewBox="0 0 6279 5862" svg:d="m0-16057c569 1834 3112 1205 4061 571 1306-872 1142-698 1916-1858 579-867 265-2007-426-2859-655-810-916-437-1945-300-1030 135-1310 169-1561 979-314 1013 698 2060 1571 2735l983 679">
            <text:p/>
          </draw:path>
          <draw:custom-shape draw:style-name="gr6" draw:text-style-name="P2" draw:layer="layout" svg:width="2.392cm" svg:height="2.432cm" svg:x="18.217cm" svg:y="7.04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8" draw:text-style-name="P2" draw:layer="layout" svg:width="1.308cm" svg:height="1.34cm" draw:transform="skewX (-0.000698131700797642) rotate (-0.687310659436424) translate (19.327cm 7.507cm)">
            <text:p/>
            <draw:enhanced-geometry svg:viewBox="0 0 21600 21600" draw:mirror-horizontal="true" draw:mirror-vertical="false" draw:glue-points="10800 0 3160 3160 0 10800 3160 18440 10800 21600 18440 18440 21600 10800 18440 3160" draw:text-areas="3200 3200 18400 18400" draw:type="ellipse"/>
          </draw:custom-shape>
          <draw:path draw:style-name="gr13" draw:text-style-name="P2" draw:layer="layout" svg:width="6.769cm" svg:height="6.255cm" draw:transform="rotate (3.1415926535892) translate (23.8978689207029cm 10.5368627614607cm)" svg:viewBox="0 0 6770 6256" svg:d="m0-16183c569 1834 3685 1492 4633 859 1307-873 1113-701 1887-1860 579-867 65-2430-626-3282-655-809-1130-625-2159-489-1030 136-1390 111-1641 920-314 1013-126 2260 749 2935l1927 807">
            <text:p/>
          </draw:path>
          <draw:custom-shape draw:style-name="gr8" draw:text-style-name="P2" draw:layer="controls" svg:width="0.841cm" svg:height="2.06cm" draw:transform="skewX (0.00191986217719338) rotate (0.6108652381979) translate (22.728cm 4.807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</draw:g>
        <draw:custom-shape draw:style-name="gr11" draw:text-style-name="P2" draw:layer="layout" svg:width="2.928cm" svg:height="2.925cm" svg:x="14.924cm" svg:y="9.379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2" draw:layer="layout" svg:width="1.462cm" svg:height="1.465cm" svg:x="10.859cm" svg:y="10.104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2" draw:layer="layout" svg:width="1.464cm" svg:height="1.46cm" svg:x="15.708cm" svg:y="10.026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path draw:style-name="gr14" draw:text-style-name="P2" draw:layer="layout" svg:width="2.447cm" svg:height="1.07cm" svg:x="12.8cm" svg:y="13.115cm" svg:viewBox="0 0 2448 1071" svg:d="m5 0c-146 1002 2764 1725 2414 171v-85">
          <text:p/>
        </draw:path>
        <draw:g>
          <draw:path draw:style-name="gr15" draw:text-style-name="P2" draw:layer="layout" svg:width="0.887cm" svg:height="3.163cm" svg:x="12.764cm" svg:y="6.225cm" svg:viewBox="0 0 888 3164" svg:d="m834 3164c-60-794 232-1700-132-2433l-307-731-395 669 306 62">
            <text:p/>
          </draw:path>
          <draw:path draw:style-name="gr15" draw:text-style-name="P2" draw:layer="layout" svg:width="0.887cm" svg:height="3.163cm" svg:x="14.435cm" svg:y="6.225cm" svg:viewBox="0 0 888 3164" svg:d="m54 3164c61-794-232-1700 132-2433l306-731 396 669-307 62">
            <text:p/>
          </draw:path>
        </draw:g>
        <draw:custom-shape draw:style-name="gr6" draw:text-style-name="P2" draw:layer="layout" svg:width="3.944cm" svg:height="4.606cm" draw:transform="skewX (-0.000349065850398785) rotate (-0.687310659436424) translate (8.556cm 12.701cm)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polyline draw:style-name="gr16" draw:text-style-name="P2" draw:layer="layout" svg:width="0.515cm" svg:height="1.804cm" svg:x="13.297cm" svg:y="15.294cm" svg:viewBox="0 0 516 1805" draw:points="0,0 0,944 516,1805 516,1805">
          <text:p/>
        </draw:polyline>
        <draw:polyline draw:style-name="gr16" draw:text-style-name="P2" draw:layer="layout" svg:width="0.515cm" svg:height="1.804cm" svg:x="14.45cm" svg:y="15.297cm" svg:viewBox="0 0 516 1805" draw:points="0,0 0,944 516,1805 516,1805">
          <text:p/>
        </draw:polyline>
        <draw:custom-shape draw:style-name="gr8" draw:text-style-name="P2" draw:layer="layout" svg:width="1.776cm" svg:height="2.593cm" draw:transform="rotate (-0.687310659436424) translate (9.01cm 13.736cm)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6" draw:text-style-name="P2" draw:layer="layout" svg:width="3.944cm" svg:height="4.607cm" draw:transform="skewX (0.000174532925199396) rotate (-0.687310659436424) translate (19.385cm 12.704cm)">
          <text:p/>
          <draw:enhanced-geometry svg:viewBox="0 0 21600 21600" draw:mirror-horizontal="true" draw:mirror-vertical="false" draw:glue-points="10800 0 3160 3160 0 10800 3160 18440 10800 21600 18440 18440 21600 10800 18440 3160" draw:text-areas="3200 3200 18400 18400" draw:type="ellipse"/>
        </draw:custom-shape>
        <draw:custom-shape draw:style-name="gr8" draw:text-style-name="P2" draw:layer="layout" svg:width="1.778cm" svg:height="2.588cm" draw:transform="skewX (0.000349065850398739) rotate (-0.687310659436424) translate (19.126cm 13.736cm)">
          <text:p/>
          <draw:enhanced-geometry svg:viewBox="0 0 21600 21600" draw:mirror-horizontal="true" draw:mirror-vertical="false" draw:glue-points="10800 0 3160 3160 0 10800 3160 18440 10800 21600 18440 18440 21600 10800 18440 3160" draw:text-areas="3200 3200 18400 18400" draw:type="ellipse"/>
        </draw:custom-shape>
        <draw:frame draw:style-name="gr17" draw:text-style-name="P4" draw:layer="layout" svg:width="2.104cm" svg:height="1.851cm" svg:x="23.081cm" svg:y="13.813cm">
          <draw:text-box>
            <text:p text:style-name="P3"><text:span text:style-name="T1">T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Larry Wall</meta:initial-creator>
    <meta:creation-date>2009-03-24T00:34:26</meta:creation-date>
    <dc:creator>Larry Wall</dc:creator>
    <dc:date>2009-05-01T20:59:51</dc:date>
    <meta:editing-cycles>17</meta:editing-cycles>
    <meta:editing-duration>PT9H56M24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